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ee27" officeooo:paragraph-rsid="0019ee27" style:font-weight-asian="bold" style:font-weight-complex="bold"/>
    </style:style>
    <style:style style:name="P2" style:family="paragraph" style:parent-style-name="Standard">
      <style:text-properties fo:font-weight="normal" officeooo:rsid="0019ee27" officeooo:paragraph-rsid="0019ee2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MENTO 5</text:p>
      <text:p text:style-name="P1"/>
      <text:p text:style-name="P1"/>
      <text:p text:style-name="P1">CAP. 5 - ESCALONAMENTO DE CPU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0-10T10:53:01.921141967</meta:creation-date>
    <dc:date>2016-10-10T10:57:44.857072916</dc:date>
    <dc:creator>douglas </dc:creator>
    <meta:editing-duration>PT4M4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8" meta:character-count="41" meta:non-whitespace-character-count="35"/>
  </office:meta>
</office:document-meta>
</file>